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set up sonatype nexus on windows</text:p>
      <text:p text:style-name="Standard"/>
      <text:list xml:id="list4467129836597744943" text:style-name="L1">
        <text:list-item>
          <text:p text:style-name="P1">download from <text:a xlink:type="simple" xlink:href="https://www.sonatype.com/download-oss-sonatype" text:style-name="Internet_20_link" text:visited-style-name="Visited_20_Internet_20_Link">https://www.sonatype.com/download-oss-sonatype</text:a></text:p>
        </text:list-item>
        <text:list-item>
          <text:p text:style-name="P1">unzip to program files</text:p>
        </text:list-item>
        <text:list-item>
          <text:p text:style-name="P1">locate nexus.exe in &lt;installfolder&gt;/bin</text:p>
        </text:list-item>
        <text:list-item>
          <text:p text:style-name="P1">install as windows service with powershell .\nexus.exe install</text:p>
        </text:list-item>
        <text:list-item>
          <text:p text:style-name="P1">open task manager and start service</text:p>
        </text:list-item>
        <text:list-item>
          <text:p text:style-name="P1">open a browser and go to http://localhost:8081</text:p>
        </text:list-item>
        <text:list-item>
          <text:p text:style-name="P1">default username/password is admin/admin12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Hannah</meta:initial-creator>
    <meta:creation-date>2016-10-20T23:41:47.54</meta:creation-date>
    <meta:generator>OpenOffice/4.1.2$Win32 OpenOffice.org_project/412m3$Build-9782</meta:generator>
    <meta:document-statistic meta:table-count="0" meta:image-count="0" meta:object-count="0" meta:page-count="1" meta:paragraph-count="8" meta:word-count="51" meta:character-count="360"/>
    <dc:date>2016-10-20T23:47:22.25</dc:date>
    <dc:creator>Richard Hannah</dc:creator>
    <meta:editing-duration>PT5M36S</meta:editing-duration>
    <meta:editing-cycles>1</meta:editing-cycles>
  </office:meta>
</office:document-meta>
</file>